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186e62" officeooo:paragraph-rsid="00186e62" style:font-size-asian="18pt" style:font-size-complex="18pt"/>
    </style:style>
    <style:style style:name="P2" style:family="paragraph" style:parent-style-name="Standard">
      <style:text-properties style:font-name="DejaVu Sans" fo:font-size="20pt" officeooo:rsid="00186e62" officeooo:paragraph-rsid="00186e62" style:font-size-asian="20pt" style:font-size-complex="20pt"/>
    </style:style>
    <style:style style:name="P3" style:family="paragraph" style:parent-style-name="Standard">
      <style:text-properties officeooo:paragraph-rsid="00186e6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" fo:font-size="16pt" officeooo:rsid="001be94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e manual ya no se encuentra en PDF. </text:p>
      <text:p text:style-name="P1"/>
      <text:p text:style-name="P1"/>
      <text:p text:style-name="P1"/>
      <text:p text:style-name="P1">Puede ver la última versión en el siguiente enlace:</text:p>
      <text:p text:style-name="P1"/>
      <text:p text:style-name="P3"><text:a xlink:type="simple" xlink:href="https://www.empleafp.com/manuales/centro/index.html" text:style-name="Internet_20_link" text:visited-style-name="Visited_20_Internet_20_Link"><text:span text:style-name="T3">https://www.empleafp.com/manuales/centro/index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5T21:11:48.651591097</meta:creation-date>
    <dc:date>2021-06-05T21:15:50.526363482</dc:date>
    <meta:editing-duration>PT4M1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3" meta:word-count="18" meta:character-count="141" meta:non-whitespace-character-count="125"/>
  </office:meta>
</office:document-meta>
</file>